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821f"/>
    </style:style>
    <style:style style:name="P2" style:family="paragraph" style:parent-style-name="Standard">
      <style:text-properties style:font-name="DejaVu Serif" officeooo:paragraph-rsid="000f821f"/>
    </style:style>
    <style:style style:name="P3" style:family="paragraph" style:parent-style-name="Text_20_body">
      <style:paragraph-properties fo:orphans="2" fo:widows="2"/>
      <style:text-properties style:font-name="DejaVu Serif" officeooo:paragraph-rsid="000f821f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f821f"/>
    </style:style>
    <style:style style:name="P5" style:family="paragraph" style:parent-style-name="Heading_20_2">
      <style:text-properties officeooo:paragraph-rsid="000f821f"/>
    </style:style>
    <style:style style:name="P6" style:family="paragraph" style:parent-style-name="Heading_20_2">
      <style:paragraph-properties fo:orphans="2" fo:widows="2"/>
      <style:text-properties style:font-name="DejaVu Serif" officeooo:paragraph-rsid="000f821f"/>
    </style:style>
    <style:style style:name="T1" style:family="text">
      <style:text-properties officeooo:rsid="00146094"/>
    </style:style>
    <style:style style:name="T2" style:family="text">
      <style:text-properties officeooo:rsid="000f821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Joel</text:h>
      <text:section text:style-name="Sect1" text:name="Seção750">
        <text:h text:style-name="P6" text:outline-level="2">JOEL-[Capítulo <text:span text:style-name="T2">1</text:span>]</text:h>
        <text:p text:style-name="P3"><text:bookmark text:name="cap1109"/>1 Palavra de Iavé, que foi dirigida a Joel, filho de Petuel.</text:p>
        <text:p text:style-name="P4">2 Ouvi isto, vós anciãos, e escutai, todos os moradores da terra: Aconteceu isto em vossos dias, ou nos dias de vossos pais?</text:p>
        <text:p text:style-name="P4">3 Fazei sobre isto uma narração a vossos filhos, e vossos filhos a transmitam a seus filhos, e os filhos destes à geração seguinte.</text:p>
        <text:p text:style-name="P4">4 O que a locusta cortadora deixou, a voadora o comeu; e o que a voadora deixou, a devoradora o comeu; e o que a devoradora deixou, a destruidora o comeu.</text:p>
        <text:p text:style-name="P4">5 Despertai, bêbedos, e chorai; gemei, todos os que bebeis vinho, por causa do mosto; porque tirado é da vossa boca.</text:p>
        <text:p text:style-name="P4">6 Porque sobre a minha terra é vinda uma nação poderosa e inumerável. os seus dentes são dentes de leão, e têm queixadas de uma leoa.</text:p>
        <text:p text:style-name="P4">7 Fez da minha vide uma assolação, e tirou a casca à minha figueira; despiu-a toda, e a lançou por terra; os seus sarmentos se embranqueceram.</text:p>
        <text:p text:style-name="P4">8 Lamenta como a virgem que está cingida de saco, pelo marido da sua mocidade.</text:p>
        <text:p text:style-name="P4">9 Está cortada da casa de Iavé a oferta de cereais e a libação; os sacerdotes, ministros de Iavé, estão entristecidos.</text:p>
        <text:p text:style-name="P4">10 O campo está assolado, e a terra chora; porque o trigo está destruído, o mosto se secou, o azeite falta.</text:p>
        <text:p text:style-name="P4">11 Envergonhai-vos, lavradores, uivai, vinhateiros, sobre o trigo e a cevada; porque a colheita do campo pereceu.</text:p>
        <text:p text:style-name="P4">12 A vide se secou, a figueira se murchou; a romeira também, e a palmeira e a macieira, sim, todas as árvores do campo se secaram; e a alegria esmoreceu entre os filhos dos homens.</text:p>
        <text:p text:style-name="P4">13 Cingi-vos de saco e lamentai-vos, sacerdotes; uivai, ministros do altar; entrai e passai a noite vestidos de saco, ministros do meu Deus; porque foi cortada da casa do vosso Deus a oferta de cereais e a libação.</text:p>
        <text:p text:style-name="P4">14 Santificai um jejum, convocai uma assembléia solene, congregai os anciãos, e todos os moradores da terra, na casade Iavé vosso Deus, e clamai a Iavé.</text:p>
        <text:p text:style-name="P4">15 Ai do dia! pois o dia do <text:span text:style-name="T1">Iavé</text:span> está perto, e vem como assolação da parte do Todo-Poderoso.</text:p>
        <text:p text:style-name="P4">16 Porventura não está cortado o mantimento de diante de nossos olhos? a alegria e o regozijo da casa do nosso Deus?</text:p>
        <text:p text:style-name="P4">17 A semente mirrou debaixo dos seus torrões; os celeiros estão desolados, os armazéns arruinados; porque falharam os cereais.</text:p>
        <text:p text:style-name="P4"><text:soft-page-break/>18 Como geme o gado! As manadas de vacas estão confusas, porque não têm pasto; também os rebanhos de ovelhas estão desolados.</text:p>
        <text:p text:style-name="P4">19 A ti clamo, ó Iavé; porque o fogo consumiu os pastos do deserto, e a chama abrasou todas as árvores do campo.</text:p>
        <text:p text:style-name="P4">20 Até os animais do campo suspiram por ti; porque as correntes d'água se secaram, e o fogo consumiu os pastos do deserto.</text:p>
      </text:section>
      <text:section text:style-name="Sect1" text:name="Seção751">
        <text:h text:style-name="P5" text:outline-level="2"><text:bookmark text:name="cap2108"/>JOEL-[Capítulo 2]</text:h>
        <text:p text:style-name="P4">1 Tocai a trombeta em Sião, e dai o alarma no meu santo monte. Tremam todos os moradores da terra, porque vem vindo o dia de Iavé; já está perto;</text:p>
        <text:p text:style-name="P4">2 dia de trevas e de escuridão, dia de nuvens e de negrume! Como a alva, está espalhado sobre os montes um povo grande e poderoso, qual nunca houve, nem depois dele haverá pelos anos adiante, de geração em geração:</text:p>
        <text:p text:style-name="P4">3 Diante dele um fogo consome, e atrás dele uma chama abrasa; a terra diante dele é como o jardim do Édem mas atrás dele um desolado deserto; sim, nada lhe escapa.</text:p>
        <text:p text:style-name="P4">4 A sua aparência é como a de cavalos; e como cavaleiros, assim correm.</text:p>
        <text:p text:style-name="P4">5 Como o estrondo de carros sobre os cumes dos montes vão eles saltando, como o ruído da chama de fogo que consome o restelho, como um povo poderoso, posto em ordem de batalha.</text:p>
        <text:p text:style-name="P4">6 Diante dele estão angustiados os povos; todos os semblantes empalidecem.</text:p>
        <text:p text:style-name="P4">7 Correm como valentes, como homens de guerra sobem os muros; e marcham cada um nos seus caminhos e não se desviam da sua fileira.</text:p>
        <text:p text:style-name="P4">8 Não empurram uns aos outros; marcham cada um pelo seu carreiro; abrem caminho por entre as armas, e não se detêm.</text:p>
        <text:p text:style-name="P4">9 Pulam sobre a cidade, correm pelos muros; sobem nas casas; entram pelas janelas como o ladrão.</text:p>
        <text:p text:style-name="P4">10 Diante deles a terra se abala; tremem os céus; o sol e a lua escurecem, e as estrelas retiram o seu resplendor.</text:p>
        <text:p text:style-name="P4">11 E Iavé levanta a sua voz diante do seu exército, porque muito grande é o seu arraial; e poderoso é quem executa a sua ordem; pois o dia de Iavé é grande e muito terrível, e quem o poderá suportar?</text:p>
        <text:p text:style-name="P4">12 Todavia ainda agora diz Iavé: Convertei-vos a mim de todo o vosso coração; e isso com jejuns, e com choro, e com pranto.</text:p>
        <text:p text:style-name="P4">13 E rasgai o vosso coração, e não as vossas vestes; e convertei-vos a Iavé vosso Deus; porque ele é misericordioso e compassivo, tardio em irar-se e grande em benignidade, e se arrepende do mal.</text:p>
        <text:p text:style-name="P4">14 Quem sabe se não se voltará e se arrependerá, e deixará após si uma bênção, em oferta de cereais e libação para Iavé vosso Deus?</text:p>
        <text:p text:style-name="P4">15 Tocai a trombeta em Sião, santificai um jejum, convocai uma assembléia solene;</text:p>
        <text:p text:style-name="P4"><text:soft-page-break/>16 congregai o povo, santificai a congregação, ajuntai os anciãos, congregai os meninos, e as crianças de peito; saia o noivo da sua recâmara, e a noiva do seu tálamo.</text:p>
        <text:p text:style-name="P4">17 Chorem os sacerdotes, ministros de Iavé, entre o alpendre e o altar, e digam: Poupa a teu povo, Iavé, e não entregues a tua herança a vergonha, para que as nações façam escárnio dele. Por que diriam entre os povos: Onde está o seu Deus?</text:p>
        <text:p text:style-name="P4">18 Então Iavé teve zelo da sua terra, e se compadeceu do seu povo.</text:p>
        <text:p text:style-name="P4">19 E Iavé, respondeu e disse ao seu povo: Eis que vos envio o trigo, o vinho e o azeite, e deles sereis fartos; e vos não entregarei mais a vergonha entre as nações;</text:p>
        <text:p text:style-name="P4">20 e removerei para longe de vós o exército do Norte, e o lançarei para uma terra seca e deserta, a sua frente para o mar oriental, e a sua retaguarda para o mar ocidental; subirá o seu mau cheiro, e subirá o seu fedor, porque ele tem feito grandes coisas.</text:p>
        <text:p text:style-name="P4">21 Não temas, ó terra; regozija-te e alegra-te, porque Iavé tem feito grandes coisas.</text:p>
        <text:p text:style-name="P4">22 Não temais, animais do campo; porque os pastos do deserto já reverdecem, porque a árvore dá o seu fruto, e a vide e a figueira dão a sua força.</text:p>
        <text:p text:style-name="P4">23 Alegrai-vos, pois, filhos de Sião, e regozijai-vos <text:span text:style-name="T1">em Iavé</text:span> vosso Deus; porque ele vos dá em justa medida a chuva temporã, e faz descer abundante chuva, a temporã e a serôdia, como dantes.</text:p>
        <text:p text:style-name="P4">24 E as eiras se encherão de trigo, e os lagares trasbordarão de mosto e de azeite.</text:p>
        <text:p text:style-name="P4">25 Assim vos restituirei os anos que foram consumidos pela locusta voadora, a devoradora, a destruidora e a cortadora, o meu grande exército que enviei contra vós.</text:p>
        <text:p text:style-name="P4">26 Comereis abundantemente e vos fartareis, e louvareis o nome de Iavé vosso Deus, que procedeu para convosco maravilhosamente; e o meu povo nunca será envergonhado.</text:p>
        <text:p text:style-name="P4">27 Vós, pois, sabereis que eu estou no meio de Israel, e que eu sou Iavé vosso Deus, e que não há outro; e o meu povo nunca mais será envergonhado.</text:p>
        <text:p text:style-name="P4">28 Acontecerá depois que derramarei o meu Espírito sobre toda a carne; vossos filhos e vossas filhas profetizarão, os vossos anciãos terão sonhos, os vossos mancebos terão visões;</text:p>
        <text:p text:style-name="P4">29 e também sobre os servos e sobre as servas naqueles dias derramarei o meu Espírito.</text:p>
        <text:p text:style-name="P4">30 E mostrarei prodígios no céu e na terra, sangue e fogo, e colunas de fumaça.</text:p>
        <text:p text:style-name="P4">31 O sol se converterá em trevas, e a lua em sangue, antes que venha o grande e terrível dia de Iavé.</text:p>
        <text:p text:style-name="P4">32 E há de ser que todo aquele que invocar o nome de Iavé será salvo; pois no monte Sião e em Jerusalém estarão os que escaparem, como disse Iavé, e entre os sobreviventes aqueles que Iavé chamar.</text:p>
      </text:section>
      <text:section text:style-name="Sect1" text:name="Seção752">
        <text:h text:style-name="P5" text:outline-level="2"><text:bookmark text:name="cap367"/><text:soft-page-break/>JOEL-[Capítulo 3]</text:h>
        <text:p text:style-name="P4">1 Pois eis que naqueles dias, e naquele tempo, em que eu restaurar os exilados de Judá e de Jerusalém,</text:p>
        <text:p text:style-name="P4">2 congregarei todas as nações, e as farei descer ao vale de Jeosafá; e ali com elas entrarei em juízo, por causa do meu povo, e da minha herança, Israel, a quem elas espalharam por entre as nações; repartiram a minha terra,</text:p>
        <text:p text:style-name="P4">3 e lançaram sortes sobre o meu povo; deram um menino por uma meretriz, e venderam uma menina por vinho, para beberem.</text:p>
        <text:p text:style-name="P4">4 E também que tendes vós comigo, Tiro e Sidom, e todas as regiões da Filístia? Acaso quereis vingar-vos de mim? Se assim vos quereis vingar, bem depressa retribuirei o vosso feito sobre a vossa cabeça.</text:p>
        <text:p text:style-name="P4">5 Visto como levastes a minha prata e o meu ouro, e os meus ricos tesouros metestes nos vossos templos;</text:p>
        <text:p text:style-name="P4">6 também vendestes os filhos de Judá e os filhos de Jerusalém aos filhos dos gregos, para os apartar para longe dos seus termos;</text:p>
        <text:p text:style-name="P4">7 eis que eu os suscitarei do lugar para onde os vendestes, e retribuirei o vosso feito sobre a vossa cabeça;</text:p>
        <text:p text:style-name="P4">8 pois venderei vossos filhos e vossas filhas na mão dos filhos de Judá, e estes os venderão aos sabeus, a uma nação remota, porque Iavé o disse.</text:p>
        <text:p text:style-name="P4">9 Proclamai isto entre as nações: Preparai a guerra, suscitai os valentes. Cheguem-se todos os homens de guerra, subam eles todos.</text:p>
        <text:p text:style-name="P4">10 Forjai espadas das relhas dos vossos arados, e lanças das vossas podadeiras; diga o fraco: Eu sou forte.</text:p>
        <text:p text:style-name="P4">11 Apressai-vos, e vinde, todos os povos em redor, e ajuntai- vos; para ali, Iavé, faze descer os teus valentes.</text:p>
        <text:p text:style-name="P4">12 Suscitem-se as nações, e subam ao vale de Jeosafá; pois ali me assentarei, para julgar todas as nações em redor.</text:p>
        <text:p text:style-name="P4">13 Lançai a foice, porque já está madura a seara; vinde, descei, porque o lagar está cheio, os vasos dos lagares trasbordam, porquanto a sua malícia é grande.</text:p>
        <text:p text:style-name="P4">14 Multidões, multidões no vale da decisão! porque o dia de Iavé está perto, no vale da decisão.</text:p>
        <text:p text:style-name="P4">15 O sol e a lua escurecem, e as estrelas retiram o seu resplendor.</text:p>
        <text:p text:style-name="P4">16 E Iavé brama de Sião, e de Jerusalém faz ouvir a sua voz; os céus e a terra tremem, mas Iavé é o refúgio do seu povo, e a fortaleza dos filhos de Israel.</text:p>
        <text:p text:style-name="P4">17 Assim vós sabereis que eu sou Iavé vosso Deus, que habito em Sião, o meu santo monte; Jerusalém será santa, e estranhos não mais passarão por ela.</text:p>
        <text:p text:style-name="P4">18 E naquele dia os montes destilarão mosto, e os outeiros manarão leite, e todos os ribeiros de Judá estarão cheios de águas; e sairá uma fonte da casa de Iavé, e regará o vale de Sitim.</text:p>
        <text:p text:style-name="P4"><text:soft-page-break/>19 O Egito se tornará uma desolação, e Edom se fará um deserto assolado, por causa da violência que fizeram aos filhos de Judá, em cuja terra derramaram sangue inocente.</text:p>
        <text:p text:style-name="P4">20 Mas Judá será habitada para sempre, e Jerusalém de geração em geração.</text:p>
        <text:p text:style-name="P4">21 E purificarei o sangue que eu não tinha purificado; porque Iavé habita em Sião.</text:p>
        <text:p text:style-name="P4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12:26.270333294</meta:creation-date>
    <dc:date>2023-07-25T15:13:57.782165932</dc:date>
    <meta:editing-duration>PT5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5" meta:paragraph-count="77" meta:word-count="1844" meta:character-count="9841" meta:non-whitespace-character-count="8074"/>
  </office:meta>
</office:document-meta>
</file>